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4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1.0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77cm"/>
    </style:style>
    <style:style style:name="gr12" style:family="graphic" style:parent-style-name="standard">
      <style:graphic-properties draw:fill="none" draw:auto-grow-height="false" fo:min-height="0.749cm" fo:min-width="0.499cm" fo:wrap-option="no-wrap"/>
    </style:style>
    <style:style style:name="gr1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text-position="sub 58%" fo:font-size="6pt" style:font-size-asian="6pt" style:font-size-complex="6pt"/>
    </style:style>
    <style:style style:name="T4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806cm" draw:transform="rotate (0.5235987755982) translate (2.707cm 2.165cm)">
          <draw:text-box>
            <text:p><text:span text:style-name="T1">N</text:span></text:p>
          </draw:text-box>
        </draw:frame>
        <draw:frame draw:style-name="gr1" draw:text-style-name="P1" draw:layer="layout" svg:width="0.832cm" svg:height="0.806cm" draw:transform="rotate (0.5235987755982) translate (2.918cm 1.104cm)">
          <draw:text-box>
            <text:p><text:span text:style-name="T1">S</text:span></text:p>
          </draw:text-box>
        </draw:frame>
        <draw:frame draw:style-name="gr1" draw:text-style-name="P2" draw:layer="layout" svg:width="0.761cm" svg:height="0.558cm" svg:x="4.826cm" svg:y="1.89cm">
          <draw:text-box>
            <text:p><text:span text:style-name="T2">-a</text:span><text:span text:style-name="T3">1</text:span></text:p>
          </draw:text-box>
        </draw:frame>
        <draw:frame draw:style-name="gr1" draw:text-style-name="P2" draw:layer="layout" svg:width="0.761cm" svg:height="0.558cm" svg:x="2.214cm" svg:y="1.33cm">
          <draw:text-box>
            <text:p><text:span text:style-name="T2">-a</text:span><text:span text:style-name="T3">2</text:span></text:p>
          </draw:text-box>
        </draw:frame>
        <draw:path draw:style-name="gr2" draw:text-style-name="P3" draw:layer="layout" svg:width="2.009cm" svg:height="2.009cm" svg:x="2.905cm" svg:y="0.905cm" svg:viewBox="0 0 2010 2010" svg:d="m219 607-77-134c-43-75 100-259 287-367s418-140 462-65l77 134-85 49 195 338 374-215-48-84 133-77c75-43 260 100 368 287s139 418 64 462l-133 77-49-85-374 215 184 318 93-54 76 132c43 74-100 258-287 366s-418 140-461 66l-76-132 74-43-183-318-283 164 54 93-132 76c-74 43-258-100-366-287s-140-418-66-461l132-76 43 75 283-164-196-338z">
          <text:p/>
        </draw:path>
        <draw:frame draw:style-name="gr1" draw:text-style-name="P1" draw:layer="layout" svg:width="0.832cm" svg:height="0.806cm" draw:transform="rotate (0.5235987755982) translate (3.717cm 2.441cm)">
          <draw:text-box>
            <text:p><text:span text:style-name="T1">S</text:span></text:p>
          </draw:text-box>
        </draw:frame>
        <draw:frame draw:style-name="gr3" draw:text-style-name="P1" draw:layer="layout" svg:width="0.943cm" svg:height="0.882cm" draw:transform="rotate (0.522900643897402) translate (3.998cm 1.332cm)">
          <draw:text-box>
            <text:p><text:span text:style-name="T1">N</text:span></text:p>
          </draw:text-box>
        </draw:frame>
        <draw:line draw:style-name="gr4" draw:text-style-name="P3" draw:layer="layout" svg:x1="3.86cm" svg:y1="1.93cm" svg:x2="6.684cm" svg:y2="1.939cm">
          <text:p/>
        </draw:line>
        <draw:line draw:style-name="gr4" draw:text-style-name="P3" draw:layer="layout" svg:x1="3.87cm" svg:y1="1.94cm" svg:x2="6.136cm" svg:y2="0.537cm">
          <text:p/>
        </draw:line>
        <draw:frame draw:style-name="gr5" draw:layer="layout" svg:width="0.624cm" svg:height="0.529cm" svg:x="5.819cm" svg:y="1.0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3" draw:layer="layout" svg:width="0.35cm" svg:height="0.084cm" draw:transform="rotate (1.37339958839408) translate (6.06707653624279cm 1.91561520683613cm)" svg:viewBox="0 0 351 85" svg:d="m0 12733c23 6 45-2 64-6 22-6 45-9 67-13s42-13 64-16c23-2 47-10 67-17 21-7 38-12 57-25l27-5 5-1">
          <text:p/>
        </draw:path>
        <draw:path draw:style-name="gr6" draw:text-style-name="P3" draw:layer="layout" svg:width="0.426cm" svg:height="0.055cm" draw:transform="rotate (2.14710404580302) translate (5.94762617706585cm 1.15793930037631cm)" svg:viewBox="0 0 427 56" svg:d="m0 8758c26-2 50 11 73 10 29-2 58-8 84-8s56 1 81-3c29-5 61-9 88-19 29-10 60-12 88-21l13-5">
          <text:p/>
        </draw:path>
        <draw:line draw:style-name="gr7" draw:text-style-name="P3" draw:layer="layout" svg:x1="5.77cm" svg:y1="0.852cm" svg:x2="5.719cm" svg:y2="0.801cm">
          <text:p/>
        </draw:line>
        <draw:path draw:style-name="gr2" draw:text-style-name="P3" draw:layer="layout" svg:width="2.986cm" svg:height="2.853cm" svg:x="2.407cm" svg:y="0.487cm" svg:viewBox="0 0 2987 2854" svg:d="m1413 2724h213v-196c554-56 971-461 1022-993h188v-213h-188c-48-538-471-946-1032-999v-180h-213v177c-575 38-1012 448-1065 993h-195v213h193c48 554 493 972 1077 1007zm80-2533c847 0 1494 618 1494 1427s-647 1427-1494 1427-1493-618-1493-1427 646-1427 1493-1427z">
          <text:p/>
        </draw:path>
        <draw:frame draw:style-name="gr1" draw:text-style-name="P2" draw:layer="layout" svg:width="0.689cm" svg:height="0.558cm" svg:x="3.814cm" svg:y="0.375cm">
          <draw:text-box>
            <text:p><text:span text:style-name="T2">a</text:span><text:span text:style-name="T3">1</text:span></text:p>
          </draw:text-box>
        </draw:frame>
        <draw:frame draw:style-name="gr1" draw:text-style-name="P2" draw:layer="layout" svg:width="0.689cm" svg:height="0.558cm" svg:x="3.324cm" svg:y="2.874cm">
          <draw:text-box>
            <text:p><text:span text:style-name="T2">a</text:span><text:span text:style-name="T3">2</text:span></text:p>
          </draw:text-box>
        </draw:frame>
        <draw:line draw:style-name="gr8" draw:text-style-name="P3" draw:layer="layout" svg:x1="4.701cm" svg:y1="1.914cm" svg:x2="4.604cm" svg:y2="2.011cm">
          <text:p/>
        </draw:line>
        <draw:line draw:style-name="gr8" draw:text-style-name="P3" draw:layer="layout" svg:x1="4.613cm" svg:y1="1.907cm" svg:x2="4.695cm" svg:y2="2.018cm">
          <text:p/>
        </draw:line>
        <draw:line draw:style-name="gr8" draw:text-style-name="P3" draw:layer="layout" svg:x1="3.126cm" svg:y1="1.55cm" svg:x2="3.228cm" svg:y2="1.658cm">
          <text:p/>
        </draw:line>
        <draw:line draw:style-name="gr8" draw:text-style-name="P3" draw:layer="layout" svg:x1="3.228cm" svg:y1="1.556cm" svg:x2="3.128cm" svg:y2="1.649cm">
          <text:p/>
        </draw:line>
        <draw:line draw:style-name="gr8" draw:text-style-name="P3" draw:layer="layout" svg:x1="3.111cm" svg:y1="1.788cm" svg:x2="3.22cm" svg:y2="1.869cm">
          <text:p/>
        </draw:line>
        <draw:line draw:style-name="gr8" draw:text-style-name="P3" draw:layer="layout" svg:x1="3.212cm" svg:y1="1.777cm" svg:x2="3.12cm" svg:y2="1.885cm">
          <text:p/>
        </draw:line>
        <draw:line draw:style-name="gr8" draw:text-style-name="P3" draw:layer="layout" svg:x1="4.578cm" svg:y1="2.174cm" svg:x2="4.483cm" svg:y2="2.273cm">
          <text:p/>
        </draw:line>
        <draw:line draw:style-name="gr8" draw:text-style-name="P3" draw:id="id4" draw:layer="layout" svg:x1="4.483cm" svg:y1="2.174cm" svg:x2="4.582cm" svg:y2="2.271cm">
          <text:p/>
        </draw:line>
        <draw:line draw:style-name="gr8" draw:text-style-name="P3" draw:layer="layout" svg:x1="0.551cm" svg:y1="0.809cm" svg:x2="0.648cm" svg:y2="0.906cm">
          <text:p/>
        </draw:line>
        <draw:line draw:style-name="gr8" draw:text-style-name="P3" draw:layer="layout" svg:x1="0.65cm" svg:y1="0.812cm" svg:x2="0.56cm" svg:y2="0.906cm">
          <text:p/>
        </draw:line>
        <draw:frame draw:style-name="gr9" draw:text-style-name="P4" draw:id="id3" draw:layer="layout" svg:width="1.611cm" svg:height="1.244cm" svg:x="5.262cm" svg:y="2.326cm">
          <draw:text-box>
            <text:p><text:span text:style-name="T4">کرنٹ صفہ میں</text:span><text:span text:style-name="T4"> </text:span></text:p>
            <text:p><text:span text:style-name="T4">اندر کی جانب</text:span><text:span text:style-name="T4"> </text:span></text:p>
            <text:p><text:span text:style-name="T4">گھس رہا ہے</text:span></text:p>
          </draw:text-box>
        </draw:frame>
        <draw:frame draw:style-name="gr10" draw:text-style-name="P4" draw:id="id1" draw:layer="layout" svg:width="1.658cm" svg:height="1.244cm" svg:x="0.394cm" svg:y="2.291cm">
          <draw:text-box>
            <text:p><text:span text:style-name="T4">کرنٹ صفہ سے</text:span><text:span text:style-name="T4"> </text:span></text:p>
            <text:p><text:span text:style-name="T4">باہر کی جانب</text:span><text:span text:style-name="T4"> </text:span></text:p>
            <text:p><text:span text:style-name="T4">نکل رہا ہے</text:span></text:p>
          </draw:text-box>
        </draw:frame>
        <draw:connector draw:style-name="gr7" draw:text-style-name="P3" draw:layer="layout" draw:type="curve" svg:x1="2.052cm" svg:y1="2.913cm" svg:x2="3.774cm" svg:y2="2.674cm" draw:start-shape="id1" draw:end-shape="id2" draw:end-glue-point="7" svg:d="m2052 2913c1285 0 425-239 1722-239">
          <text:p/>
        </draw:connector>
        <draw:connector draw:style-name="gr7" draw:text-style-name="P3" draw:layer="layout" draw:type="curve" svg:x1="5.262cm" svg:y1="2.948cm" svg:x2="4.582cm" svg:y2="2.222cm" draw:start-shape="id3" draw:start-glue-point="3" draw:end-shape="id4" draw:end-glue-point="1" svg:d="m5262 2948c-510 0-170-726-680-726">
          <text:p/>
        </draw:connector>
        <draw:frame draw:style-name="gr11" draw:text-style-name="P4" draw:layer="layout" svg:width="1.877cm" svg:height="1.244cm" svg:x="0.579cm" svg:y="0.32cm">
          <draw:text-box>
            <text:p><text:span text:style-name="T4">کرنٹ کی سمت کو</text:span></text:p>
            <text:p><text:span text:style-name="T4">ان دو علامتوں سے</text:span></text:p>
            <text:p><text:span text:style-name="T4"><text:s/></text:span><text:span text:style-name="T4">ظاہر کیا جاتا ہے</text:span></text:p>
          </draw:text-box>
        </draw:frame>
        <draw:custom-shape draw:style-name="gr12" draw:layer="layout" svg:width="2.073cm" svg:height="1.31cm" svg:x="0.266cm" svg:y="0.25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2.951945080091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layer="layout" svg:width="0.356cm" svg:height="0.752cm" svg:x="0.426cm" svg:y="0.3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olygon draw:style-name="gr2" draw:text-style-name="P3" draw:id="id6" draw:layer="layout" svg:width="1.147cm" svg:height="1.064cm" draw:transform="rotate (-1.04719755119759) translate (8.08190500673497cm 2.08308795170703cm)" svg:viewBox="0 0 1148 1065" draw:points="0,-11550 0,-11661 0,-11673 1,-11673 1,-11674 3,-11687 7,-11699 12,-11712 18,-11725 26,-11737 36,-11749 47,-11761 59,-11773 72,-11784 87,-11795 103,-11806 120,-11816 138,-11826 158,-11836 179,-11845 200,-11854 223,-11862 246,-11869 270,-11877 295,-11883 321,-11889 348,-11894 375,-11899 402,-11903 430,-11907 458,-11910 487,-11912 516,-11914 545,-11915 574,-11915 603,-11915 632,-11914 661,-11912 690,-11910 718,-11907 746,-11903 773,-11899 800,-11894 827,-11889 853,-11883 878,-11877 902,-11869 925,-11862 948,-11854 969,-11845 990,-11836 1010,-11826 1028,-11816 1045,-11806 1061,-11795 1076,-11784 1089,-11773 1101,-11761 1112,-11749 1122,-11737 1130,-11725 1136,-11712 1141,-11699 1145,-11687 1147,-11674 1147,-11673 1148,-11673 1148,-11661 1148,-11550 1006,-11550 1006,-10850 152,-10850 152,-11550">
          <text:p/>
        </draw:polygon>
        <draw:path draw:style-name="gr6" draw:text-style-name="P3" draw:layer="layout" svg:width="1.139cm" svg:height="0.171cm" draw:transform="rotate (-1.04719755119759) translate (7.66335743179638cm 2.25199037285021cm)" svg:viewBox="0 0 1140 172" svg:d="m0-11002c140 0 280 0 421 0 127 0 258-21 384 0 117 19 368-113 332 128l-64 25">
          <text:p/>
        </draw:path>
        <draw:path draw:style-name="gr6" draw:text-style-name="P3" draw:layer="layout" svg:width="1.039cm" svg:height="0.174cm" draw:transform="rotate (1.99473680210394) translate (7.89504383265224cm 3.43754639531567cm)" svg:viewBox="0 0 1040 175" svg:d="m950 11738c23 3 44-4 65-10 25-8 36-50 11-64-21-11-44-23-70-17-21 5-46 1-68 3s-46-1-69 3-46 2-69 9c-22 6-48 6-71 11-22 4-45 12-69 12-23-1-48 8-73 9-23 1-46 8-69 7s-46 6-70 7c-23 1-45 8-69 11-22 2-46 3-68 3-26-1-54-3-80-1-22 1-45 0-68 2-26 3-46-17-70-18-27 0-40-29-43-53-2-24 7-53 31-66l21-15 19-7">
          <text:p/>
        </draw:path>
        <draw:path draw:style-name="gr6" draw:text-style-name="P3" draw:layer="layout" svg:width="0.217cm" svg:height="0.027cm" draw:transform="rotate (2.20504897696922) translate (7.44397349056942cm 2.62463345467404cm)" svg:viewBox="0 0 218 28" svg:d="m0 8882c23-2 46 4 68 3 24 0 51 5 75 9 22 3 44 13 66 16l9-4">
          <text:p/>
        </draw:path>
        <draw:line draw:style-name="gr7" draw:text-style-name="P3" draw:layer="layout" svg:x1="7.92cm" svg:y1="2.716cm" svg:x2="8.007cm" svg:y2="2.866cm">
          <text:p/>
        </draw:line>
        <draw:line draw:style-name="gr7" draw:text-style-name="P3" draw:layer="layout" svg:x1="7.755cm" svg:y1="2.835cm" svg:x2="7.821cm" svg:y2="2.949cm">
          <text:p/>
        </draw:line>
        <draw:frame draw:style-name="gr1" draw:text-style-name="P1" draw:layer="layout" svg:width="0.862cm" svg:height="0.806cm" draw:transform="rotate (0.5235987755982) translate (7.628cm 2.563cm)">
          <draw:text-box>
            <text:p><text:span text:style-name="T1">N</text:span></text:p>
          </draw:text-box>
        </draw:frame>
        <draw:path draw:style-name="gr13" draw:text-style-name="P3" draw:layer="layout" svg:width="1.219cm" svg:height="0.269cm" draw:transform="skewX (0.112922802604012) rotate (0.420449816805355) translate (7.07197371688658cm 2.71629847657338cm)" svg:viewBox="0 0 1220 270" svg:d="m0 11001c35 5 71-2 104-6 34-3 70-7 104-8 34-2 69-10 102-13 38-4 76-16 113-19 38-4 75-12 107-18 35-7 69-15 102-18 36-4 72-11 105-16 35-4 67-13 98-19 34-8 70-15 100-27 31-12 69-18 98-32 33-15 63-32 96-45l31-15 36-20 24-12">
          <text:p/>
        </draw:path>
        <draw:path draw:style-name="gr13" draw:text-style-name="P3" draw:layer="layout" svg:width="1.301cm" svg:height="0.055cm" draw:transform="skewX (0.0872664625997) rotate (0.458672527424023) translate (7.4073779867165cm 3.44000625253404cm)" svg:viewBox="0 0 1302 56" svg:d="m0 12776c36 1 71-3 104-7s70-9 103-11c37-3 73-10 110-12 32-1 69-4 101-6 35-2 70-5 104-7 36-2 75-5 110-5s76 0 110 0c37 0 75 5 109 6 39 1 77 10 113 14 35 5 71 7 104 11 34 4 71 8 107 11 37 3 75 9 112 10l15 4">
          <text:p/>
        </draw:path>
        <draw:line draw:style-name="gr7" draw:text-style-name="P3" draw:layer="layout" svg:x1="7.527cm" svg:y1="3.089cm" svg:x2="7.677cm" svg:y2="3.002cm">
          <text:p/>
        </draw:line>
        <draw:frame draw:style-name="gr1" draw:text-style-name="P4" draw:id="id5" draw:layer="layout" svg:width="2.242cm" svg:height="1.244cm" svg:x="6.421cm" svg:y="0.254cm">
          <draw:text-box>
            <text:p><text:span text:style-name="T4">گھومتے حصہ پہ شمالی</text:span><text:span text:style-name="T4"> </text:span></text:p>
            <text:p><text:span text:style-name="T4">قطب بنانے والا کائل</text:span></text:p>
            <text:p><text:span text:style-name="T4"><text:s/></text:span><text:span text:style-name="T4">اور اس قطب کا فلکس</text:span><text:span text:style-name="T4"> </text:span></text:p>
          </draw:text-box>
        </draw:frame>
        <draw:connector draw:style-name="gr7" draw:text-style-name="P3" draw:layer="layout" draw:type="curve" svg:x1="7.542cm" svg:y1="1.498cm" svg:x2="7.873cm" svg:y2="2.194cm" draw:start-shape="id5" draw:start-glue-point="2" draw:end-shape="id6" draw:end-glue-point="0" svg:d="m7542 1498c0 522 331 174 331 696">
          <text:p/>
        </draw:connector>
        <draw:line draw:style-name="gr4" draw:text-style-name="P3" draw:layer="layout" svg:x1="7.281cm" svg:y1="3.23cm" svg:x2="8.474cm" svg:y2="2.553cm">
          <text:p/>
        </draw:line>
        <draw:line draw:style-name="gr7" draw:text-style-name="P3" draw:layer="layout" svg:x1="7.389cm" svg:y1="2.85cm" svg:x2="7.542cm" svg:y2="2.75cm">
          <text:p/>
        </draw:line>
        <draw:line draw:style-name="gr7" draw:text-style-name="P3" draw:layer="layout" svg:x1="7.669cm" svg:y1="3.334cm" svg:x2="7.827cm" svg:y2="3.242cm">
          <text:p/>
        </draw:line>
        <draw:frame draw:style-name="gr1" draw:text-style-name="P1" draw:layer="layout" svg:width="0.832cm" svg:height="0.806cm" draw:transform="rotate (0.5235987755982) translate (2.919cm 1.1cm)">
          <draw:text-box>
            <text:p><text:span text:style-name="T1">S</text:span></text:p>
          </draw:text-box>
        </draw:frame>
        <draw:frame draw:style-name="gr1" draw:text-style-name="P4" draw:id="id7" draw:layer="layout" svg:width="0.811cm" svg:height="0.582cm" svg:x="0.358cm" svg:y="1.775cm">
          <draw:text-box>
            <text:p><text:span text:style-name="T4">کائل</text:span></text:p>
          </draw:text-box>
        </draw:frame>
        <draw:connector draw:style-name="gr7" draw:text-style-name="P3" draw:layer="layout" draw:type="curve" svg:x1="1.169cm" svg:y1="2.066cm" svg:x2="2.6cm" svg:y2="1.966cm" draw:start-shape="id7" draw:start-glue-point="1" draw:end-shape="id8" draw:end-glue-point="7" svg:d="m1169 2066c1056 0 341-100 1431-100">
          <text:p/>
        </draw:connector>
        <draw:custom-shape draw:style-name="gr14" draw:text-style-name="P3" draw:layer="layout" svg:width="0.163cm" svg:height="0.163cm" svg:x="4.135cm" svg:y="1.14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061cm" svg:height="0.061cm" svg:x="4.187cm" svg:y="1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061cm" svg:height="0.061cm" svg:x="0.577cm" svg:y="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63cm" svg:height="0.163cm" svg:x="3.835cm" svg:y="0.6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0.526cm" svg:y="0.40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3.09cm" svg:y="1.75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061cm" svg:height="0.061cm" svg:x="3.579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63cm" svg:height="0.163cm" svg:x="3.098cm" svg:y="1.523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id="id8" draw:layer="layout" svg:width="0.163cm" svg:height="0.163cm" svg:x="2.577cm" svg:y="1.82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3.524cm" svg:y="2.48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3.714cm" svg:y="2.57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3" draw:id="id2" draw:layer="layout" svg:width="0.061cm" svg:height="0.061cm" svg:x="3.766cm" svg:y="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163cm" svg:height="0.163cm" svg:x="3.845cm" svg:y="3.03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4.572cm" svg:y="1.88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5.063cm" svg:y="1.84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4.453cm" svg:y="2.14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0.163cm" svg:height="0.163cm" svg:x="0.521cm" svg:y="0.781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0T20:46:53</dc:date>
    <dc:creator>khalid khan</dc:creator>
    <meta:editing-duration>PT08H13M59S</meta:editing-duration>
    <meta:editing-cycles>32</meta:editing-cycles>
    <meta:generator>OpenOffice.org/3.1$Linux OpenOffice.org_project/310m19$Build-9420</meta:generator>
    <meta:document-statistic meta:object-count="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